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107" style:family="table-column">
      <style:table-column-properties fo:break-before="auto" style:column-width="64.8pt"/>
    </style:style>
    <style:style style:name="co108" style:family="table-column">
      <style:table-column-properties fo:break-before="auto" style:column-width="94.65pt"/>
    </style:style>
    <style:style style:name="co109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nta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diffu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abys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<text:s text:c="2"/>item_hurricane_pike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force_staff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flas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 table:number-rows-repeated="104850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70" table:default-cell-style-name="ce118"/>
        <table:table-column table:style-name="co71" table:default-cell-style-name="ce118"/>
        <table:table-column table:style-name="co72" table:default-cell-style-name="ce118"/>
        <table:table-column table:style-name="co73" table:default-cell-style-name="ce118"/>
        <table:table-column table:style-name="co74" table:default-cell-style-name="ce118"/>
        <table:table-column table:style-name="co75" table:default-cell-style-name="ce118"/>
        <table:table-column table:style-name="co76" table:default-cell-style-name="ce118"/>
        <table:table-column table:style-name="co77" table:default-cell-style-name="ce118"/>
        <table:table-column table:style-name="co78" table:default-cell-style-name="ce118"/>
        <table:table-column table:style-name="co79" table:default-cell-style-name="ce118"/>
        <table:table-column table:style-name="co80" table:default-cell-style-name="ce118"/>
        <table:table-column table:style-name="co10" table:number-columns-repeated="1007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43" office:value-type="string" calcext:value-type="string">
            <text:p>Roshan desire</text:p>
          </table:table-cell>
          <table:table-cell table:style-name="ce150" table:number-columns-repeated="1007"/>
        </table:table-row>
        <table:table-row table:style-name="ro1">
          <table:table-cell table:style-name="ce107" office:value-type="string" calcext:value-type="string">
            <text:p>all_enemy_team_dead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0" calcext:value-type="float">
            <text:p>-10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-20" calcext:value-type="float">
            <text:p>-2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20" calcext:value-type="float">
            <text:p>-2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20" calcext:value-type="float">
            <text:p>-2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ally_has_aegis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ally_has_cheese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ally_mega_creeps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enemy_hero_was_seen</text:p>
          </table:table-cell>
          <table:table-cell table:number-columns-repeated="7" table:style-name="ce128" office:value-type="float" office:value="0" calcext:value-type="float">
            <text:p>0</text:p>
          </table:table-cell>
          <table:table-cell table:style-name="ce128" office:value-type="float" office:value="-100" calcext:value-type="float">
            <text:p>-10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is_night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max_kills_ally_hero_alive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30" calcext:value-type="float">
            <text:p>-3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ax_kills_enemy_hero_alive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20" calcext:value-type="float">
            <text:p>2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alive_then_enemy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on_bot_then_enemy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on_mid_then_enemy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on_top_then_enemy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no_enemy_heroes_on_bot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no_enemy_heroes_on_mid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no_enemy_heroes_on_top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7" table:style-name="ce128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5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time_is_more_5_minutes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is_bot_building_focused_by_enemies</text:p>
          </table:table-cell>
          <table:table-cell table:number-columns-repeated="8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60" calcext:value-type="float">
            <text:p>6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35"/>
          <table:table-cell table:number-columns-repeated="102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83" table:default-cell-style-name="ce118"/>
        <table:table-column table:style-name="co84" table:default-cell-style-name="ce118"/>
        <table:table-column table:style-name="co67" table:default-cell-style-name="ce118"/>
        <table:table-column table:style-name="co69" table:default-cell-style-name="ce118"/>
        <table:table-column table:style-name="co107" table:default-cell-style-name="ce118"/>
        <table:table-column table:style-name="co69" table:default-cell-style-name="ce118"/>
        <table:table-column table:style-name="co81" table:default-cell-style-name="ce118"/>
        <table:table-column table:style-name="co108" table:default-cell-style-name="ce118"/>
        <table:table-column table:style-name="co109" table:default-cell-style-name="ce118"/>
        <table:table-column table:style-name="co2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10" table:number-columns-repeated="1001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etrea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Attack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Evasive maneuvers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Laning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50" table:number-columns-repeated="1001"/>
        </table:table-row>
        <table:table-row table:style-name="ro1">
          <table:table-cell table:style-name="ce110" office:value-type="string" calcext:value-type="string">
            <text:p>has_buyback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evel_six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ow_hp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not_full_hp_mp_and_near_fountain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0" office:value-type="string" calcext:value-type="string">
            <text:p>has_tp_scroll_or_travel_boots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focused_by_enemies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enemie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3" office:value-type="float" office:value="-85" calcext:value-type="float">
            <text:p>-8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7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no_enemy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weaker_enemy_hero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55" calcext:value-type="float">
            <text:p>5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bot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mid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top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roam_target_i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50" calcext:value-type="float">
            <text:p>-5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8:56:04.12249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9:47:43.708708466</dc:date>
    <meta:editing-duration>P2DT19M</meta:editing-duration>
    <meta:editing-cycles>1970</meta:editing-cycles>
    <meta:document-statistic meta:table-count="9" meta:cell-count="2506" meta:object-count="0"/>
  </office:meta>
</office:document-meta>
</file>